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95d" officeooo:paragraph-rsid="001f595d"/>
    </style:style>
    <style:style style:name="P2" style:family="paragraph" style:parent-style-name="Standard">
      <style:text-properties fo:language="pt" fo:country="PT"/>
    </style:style>
    <style:style style:name="P3" style:family="paragraph" style:parent-style-name="Standard">
      <style:text-properties fo:language="pt" fo:country="PT" officeooo:rsid="00256e05" officeooo:paragraph-rsid="0028a7a7"/>
    </style:style>
    <style:style style:name="P4" style:family="paragraph" style:parent-style-name="Standard">
      <style:text-properties fo:language="pt" fo:country="PT" officeooo:paragraph-rsid="0029f154"/>
    </style:style>
    <style:style style:name="P5" style:family="paragraph" style:parent-style-name="Standard">
      <style:text-properties fo:language="pt" fo:country="PT" officeooo:rsid="002e4eaf" officeooo:paragraph-rsid="002e4eaf"/>
    </style:style>
    <style:style style:name="P6" style:family="paragraph" style:parent-style-name="Standard">
      <style:text-properties fo:language="pt" fo:country="PT" officeooo:rsid="0032047d" officeooo:paragraph-rsid="0032047d"/>
    </style:style>
    <style:style style:name="P7" style:family="paragraph" style:parent-style-name="Standard">
      <style:text-properties officeooo:rsid="001f595d" officeooo:paragraph-rsid="001f595d"/>
    </style:style>
    <style:style style:name="P8" style:family="paragraph" style:parent-style-name="Standard">
      <style:text-properties officeooo:rsid="001f595d" officeooo:paragraph-rsid="001f8496"/>
    </style:style>
    <style:style style:name="P9" style:family="paragraph" style:parent-style-name="Standard">
      <style:text-properties officeooo:rsid="001f595d" officeooo:paragraph-rsid="001ff258"/>
    </style:style>
    <style:style style:name="P10" style:family="paragraph" style:parent-style-name="Standard">
      <style:text-properties officeooo:rsid="00208004" officeooo:paragraph-rsid="00208004"/>
    </style:style>
    <style:style style:name="P11" style:family="paragraph" style:parent-style-name="Standard">
      <style:text-properties officeooo:rsid="002244a7" officeooo:paragraph-rsid="002244a7"/>
    </style:style>
    <style:style style:name="P12" style:family="paragraph" style:parent-style-name="Standard">
      <style:text-properties officeooo:rsid="00256e05" officeooo:paragraph-rsid="00256e05"/>
    </style:style>
    <style:style style:name="P13" style:family="paragraph" style:parent-style-name="Standard">
      <style:text-properties officeooo:rsid="00256e05" officeooo:paragraph-rsid="00270587"/>
    </style:style>
    <style:style style:name="P14" style:family="paragraph" style:parent-style-name="Standard">
      <style:text-properties officeooo:paragraph-rsid="0029f154"/>
    </style:style>
    <style:style style:name="P15" style:family="paragraph" style:parent-style-name="Standard">
      <style:text-properties officeooo:rsid="002e4eaf" officeooo:paragraph-rsid="0032047d"/>
    </style:style>
    <style:style style:name="P16" style:family="paragraph" style:parent-style-name="Standard">
      <style:text-properties fo:language="pt" fo:country="PT"/>
    </style:style>
    <style:style style:name="P17" style:family="paragraph" style:parent-style-name="Standard">
      <style:text-properties fo:language="pt" fo:country="PT" fo:font-style="italic" fo:font-weight="bold" officeooo:rsid="00270587" officeooo:paragraph-rsid="00270587" style:font-style-asian="italic" style:font-weight-asian="bold" style:font-style-complex="italic" style:font-weight-complex="bold"/>
    </style:style>
    <style:style style:name="P18" style:family="paragraph" style:parent-style-name="Standard">
      <style:text-properties fo:language="pt" fo:country="PT" officeooo:paragraph-rsid="0029f154"/>
    </style:style>
    <style:style style:name="P19" style:family="paragraph" style:parent-style-name="Standard">
      <style:text-properties fo:language="pt" fo:country="PT" officeooo:rsid="002e4eaf" officeooo:paragraph-rsid="002e4eaf"/>
    </style:style>
    <style:style style:name="P20" style:family="paragraph" style:parent-style-name="Standard">
      <style:text-properties fo:language="pt" fo:country="PT" officeooo:rsid="0032047d" officeooo:paragraph-rsid="0032047d"/>
    </style:style>
    <style:style style:name="P21" style:family="paragraph" style:parent-style-name="Standard">
      <style:text-properties fo:language="pt" fo:country="PT" officeooo:rsid="003632a6" officeooo:paragraph-rsid="003632a6"/>
    </style:style>
    <style:style style:name="P22" style:family="paragraph" style:parent-style-name="Standard">
      <style:text-properties fo:language="pt" fo:country="PT" fo:font-weight="bold" officeooo:rsid="0032047d" officeooo:paragraph-rsid="0032047d" style:font-weight-asian="bold" style:font-weight-complex="bold"/>
    </style:style>
    <style:style style:name="P23" style:family="paragraph" style:parent-style-name="Standard">
      <style:text-properties fo:language="pt" fo:country="PT" fo:font-weight="bold" officeooo:rsid="003632a6" officeooo:paragraph-rsid="003632a6" style:font-weight-asian="bold" style:font-weight-complex="bold"/>
    </style:style>
    <style:style style:name="P24" style:family="paragraph" style:parent-style-name="Standard">
      <style:text-properties officeooo:rsid="00208004" officeooo:paragraph-rsid="00208004"/>
    </style:style>
    <style:style style:name="P25" style:family="paragraph" style:parent-style-name="Standard">
      <style:text-properties fo:font-size="8pt" fo:language="pt" fo:country="PT" fo:font-style="italic" fo:font-weight="bold" officeooo:rsid="0037b100" officeooo:paragraph-rsid="0037b100" style:font-size-asian="8pt" style:font-style-asian="italic" style:font-weight-asian="bold" style:font-size-complex="8pt" style:font-style-complex="italic" style:font-weight-complex="bold"/>
    </style:style>
    <style:style style:name="P26" style:family="paragraph" style:parent-style-name="Standard">
      <style:text-properties fo:font-size="8pt" fo:font-style="italic" fo:font-weight="bold" officeooo:rsid="0039812d" officeooo:paragraph-rsid="0039812d" style:font-size-asian="8pt" style:font-style-asian="italic" style:font-weight-asian="bold" style:font-size-complex="8pt" style:font-style-complex="italic" style:font-weight-complex="bold"/>
    </style:style>
    <style:style style:name="P27" style:family="paragraph" style:parent-style-name="Standard">
      <style:text-properties fo:font-size="8pt" fo:font-style="italic" fo:font-weight="bold" officeooo:rsid="0039ab37" officeooo:paragraph-rsid="0039ab37" style:font-size-asian="8pt" style:font-style-asian="italic" style:font-weight-asian="bold" style:font-size-complex="8pt" style:font-style-complex="italic" style:font-weight-complex="bold"/>
    </style:style>
    <style:style style:name="P28" style:family="paragraph" style:parent-style-name="Standard">
      <style:text-properties fo:font-size="8pt" fo:font-style="italic" fo:font-weight="bold" officeooo:rsid="003a72f0" officeooo:paragraph-rsid="003a72f0" style:font-size-asian="8pt" style:font-style-asian="italic" style:font-weight-asian="bold" style:font-size-complex="8pt" style:font-style-complex="italic" style:font-weight-complex="bold"/>
    </style:style>
    <style:style style:name="P29" style:family="paragraph" style:parent-style-name="Standard">
      <style:text-properties officeooo:rsid="0039812d" officeooo:paragraph-rsid="0039812d"/>
    </style:style>
    <style:style style:name="P30" style:family="paragraph" style:parent-style-name="Standard">
      <style:paragraph-properties style:writing-mode="lr-tb"/>
      <style:text-properties fo:language="pt" fo:country="PT"/>
    </style:style>
    <style:style style:name="P31" style:family="paragraph">
      <style:text-properties fo:language="pt" fo:country="PT"/>
    </style:style>
    <style:style style:name="T1" style:family="text">
      <style:text-properties fo:font-weight="bold" style:font-weight-asian="bold" style:font-weight-complex="bold"/>
    </style:style>
    <style:style style:name="T2" style:family="text">
      <style:text-properties fo:font-weight="bold" officeooo:rsid="001b757b" style:font-weight-asian="bold" style:font-weight-complex="bold"/>
    </style:style>
    <style:style style:name="T3" style:family="text">
      <style:text-properties officeooo:rsid="001f8496"/>
    </style:style>
    <style:style style:name="T4" style:family="text">
      <style:text-properties officeooo:rsid="001ff258"/>
    </style:style>
    <style:style style:name="T5" style:family="text">
      <style:text-properties officeooo:rsid="0024c2e4"/>
    </style:style>
    <style:style style:name="T6" style:family="text">
      <style:text-properties officeooo:rsid="00256e05"/>
    </style:style>
    <style:style style:name="T7" style:family="text">
      <style:text-properties fo:language="pt" fo:country="PT"/>
    </style:style>
    <style:style style:name="T8" style:family="text">
      <style:text-properties fo:language="pt" fo:country="PT" fo:font-weight="bold" style:font-weight-asian="bold" style:font-weight-complex="bold"/>
    </style:style>
    <style:style style:name="T9" style:family="text">
      <style:text-properties fo:language="pt" fo:country="PT" fo:font-weight="bold" officeooo:rsid="00270587" style:font-weight-asian="bold" style:font-weight-complex="bold"/>
    </style:style>
    <style:style style:name="T10" style:family="text">
      <style:text-properties fo:language="pt" fo:country="PT" fo:font-style="italic" style:font-style-asian="italic" style:font-style-complex="italic"/>
    </style:style>
    <style:style style:name="T11" style:family="text">
      <style:text-properties fo:language="pt" fo:country="PT" fo:font-style="italic" fo:font-weight="bold" officeooo:rsid="00270587" style:font-style-asian="italic" style:font-weight-asian="bold" style:font-style-complex="italic" style:font-weight-complex="bold"/>
    </style:style>
    <style:style style:name="T12" style:family="text">
      <style:text-properties fo:language="pt" fo:country="PT" fo:font-style="italic" fo:font-weight="bold" officeooo:rsid="0029f154" style:font-style-asian="italic" style:font-weight-asian="bold" style:font-style-complex="italic" style:font-weight-complex="bold"/>
    </style:style>
    <style:style style:name="T13" style:family="text">
      <style:text-properties fo:language="pt" fo:country="PT" officeooo:rsid="0032047d"/>
    </style:style>
    <style:style style:name="T14" style:family="text">
      <style:text-properties officeooo:rsid="0028a7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result_box"/><text:span text:style-name="T1">Introdução à Primavera Bo</text:span><text:span text:style-name="T2">ot</text:span><text:line-break/>Já se passaram quase 13 anos desde a primeira versão beta do Spring Framework, que provou que você poderia criar aplicações Java Enterprise sem a arquitetura complicada que a Sun Microsystems expostos a o mundo com o lançamento do J2EE.<text:line-break/>O Spring Framework foi lançado como um projeto open source e foi bem aceito. Tornou-se<text:line-break/>a melhor estrutura de código aberto para a criação de aplicações empresariais de forma rápida, confiável e elegante por promover o uso de padrões de projeto e tornando-se um dos primeiros quadros de usar a dependência do padrão de injeção. O Spring Framework ganhou um monte de prêmios na comunidade de código aberto e mantém-se atualizado através da criação de novos recursos e abraçando novas tecnologias. Isso ajuda os desenvolvedores a se concentrar apenas em<text:line-break/>a aplicação de lógica de negócios e deixar o trabalho pesado para o Spring Framework.<text:line-break/>Este capítulo apresenta a tecnologia de inicialização Primavera e dá-lhe uma pequena amostra do que ele é e o que você pode fazer com ele. Você vai aprender sobre todas as suas características e os associados "how-tos" durante o curso do livro. Vamos começar.<text:line-break/>primavera Bota<text:line-break/>I podem facilmente dizer que a Primavera de inicialização é o próximo capítulo do Spring Framework. Não me interpretem mal, embora; Primavera Bota não irá substituir o Spring Framework. Isso porque Primavera de inicialização é o Spring Framework! Você pode ver Primavera de inicialização como uma nova maneira de criar aplicações Spring com facilidade.<text:line-break/>Primavera Bota simplifica a maneira como você se desenvolver, porque torna mais fácil para criar pronto para produção aplicações baseadas na primavera que você pode apenas executar. Você vai descobrir que, com a Primavera de inicialização, você pode criar aplicativos independentes que usam um servidor embutido, tornando-os 100% aplicações executáveis. eu falarei sobre isso em vários capítulos do livro. Uma de suas melhores características é que a Primavera de inicialização é um "teimoso" tecnologia em que ele irá ajudá-lo a seguir as melhores práticas para a criação robusta, extensível e escalável aplicações Spring.<text:line-break/>Você pode encontrar o projeto de inicialização mola no http://projects.spring.io/spring-boot/ e muito extensa documentação em http://docs.spring.io/spring-boot/docs/current/reference/htmlsingle/. Você pode consulte a página inicial de arranque da Primavera na Figura 1-1.</text:p>
      <text:p text:style-name="Standard"/>
      <text:p text:style-name="Standard">-</text:p>
      <text:p text:style-name="P7">Instalação</text:p>
      <text:p text:style-name="P7">Instalação do Jetty8 </text:p>
      <text:p text:style-name="P7"><text:a xlink:type="simple" xlink:href="https://hostpresto.com/community/tutorials/how-to-install-jetty-8-on-ubuntu-14.04/" text:style-name="Internet_20_link" text:visited-style-name="Visited_20_Internet_20_Link">https://hostpresto.com/community/tutorials/how-to-install-jetty-8-on-ubuntu-14.04/</text:a></text:p>
      <text:p text:style-name="P7"/>
      <text:p text:style-name="P7"><text:span text:style-name="Source_20_Text">$ sudo apt-get install jetty8</text:span></text:p>
      <text:p text:style-name="P7"><text:span text:style-name="Source_20_Text"/></text:p>
      <text:p text:style-name="P1"><text:span text:style-name="Source_20_Text">$ sudo service jetty8 start * Not starting jetty - edit /etc/default/jetty8 and change NO_START to be 0 (or comment it out).</text:span></text:p>
      <text:p text:style-name="Text_20_body">To enable Jetty so that we can start the service, edit <text:span text:style-name="Source_20_Text">/etc/defaults/jetty8</text:span>. On line 4 you'll find :</text:p>
      <text:p text:style-name="Text_20_body"><text:span text:style-name="Source_20_Text">NO_START=1</text:span></text:p>
      <text:p text:style-name="Text_20_body">Change it to :</text:p>
      <text:p text:style-name="Text_20_body"><text:span text:style-name="Source_20_Text">NO_START=0</text:span></text:p>
      <text:p text:style-name="Text_20_body">Let's start the service</text:p>
      <text:p text:style-name="Text_20_body"><text:soft-page-break/><text:span text:style-name="Source_20_Text">$ sudo service jetty8 start ' * Starting Jetty servlet engine. jetty8 * Jetty servlet engine started, reachable on http://two.testserver.pw:8080/. jetty8 [ OK ]</text:span></text:p>
      <text:p text:style-name="P7"><text:span text:style-name="Source_20_Text"/></text:p>
      <text:p text:style-name="P1"><text:span text:style-name="Source_20_Text">If you are installing Jetty on computer that you currently use you can open http://localhost:8080. If you are installing Jetty on remote computer you are not able to access Jetty yet, for example when you access http://</text:span></text:p>
      <text:p text:style-name="Text_20_body">Let's check where Jetty 8 listens :</text:p>
      <text:p text:style-name="Text_20_body"><text:span text:style-name="Source_20_Text">$ sudo netstat -naptu | grep 8080 tcp6 0 0 127.0.0.1:8080 :::* LISTEN 8409/java</text:span></text:p>
      <text:p text:style-name="Text_20_body">Jetty is already listen on port 8080 but only on 127.0.0.1 or localhost. That's why we cannot access it from remote server. We'll make Jetty listen to all interfaces.</text:p>
      <text:p text:style-name="Text_20_body">Open file <text:span text:style-name="Source_20_Text">vi /etc/jetty8/jetty.xml</text:span>. Find line below (line 39):</text:p>
      <text:p text:style-name="Text_20_body"><text:span text:style-name="Source_20_Text">&lt;Set name="host"&gt;&lt;Property name="jetty.host" /&gt;&lt;/Set&gt;</text:span></text:p>
      <text:p text:style-name="Text_20_body">Change it to the below :</text:p>
      <text:p text:style-name="Text_20_body"><text:span text:style-name="Source_20_Text">&lt;Set name="host"&gt;0.0.0.0&lt;/Set&gt;</text:span></text:p>
      <text:p text:style-name="Text_20_body">If you want Jetty to listen to a specific IP address, for example 192.168.100.100, you can change it to :</text:p>
      <text:p text:style-name="Text_20_body"><text:span text:style-name="Source_20_Text">&lt;Set name="host"&gt;192.168.100.100&lt;/Set&gt;</text:span></text:p>
      <text:p text:style-name="Text_20_body">Now, let's restart the Jetty 8 service :</text:p>
      <text:p text:style-name="Text_20_body"><text:span text:style-name="Source_20_Text">$ sudo service jetty8 restart * Stopping Jetty servlet engine (was reachable on http://two.testserver.pw:8080/). jetty8 * Jetty servlet engine stopped. jetty8 [ OK ] * Starting Jetty servlet engine. jetty8 * Jetty servlet engine started, reachable on http://two.testserver.pw:8080/. jetty8 [ OK ]</text:span></text:p>
      <text:p text:style-name="Text_20_body">Let's check where Jetty8 listens :</text:p>
      <text:p text:style-name="Text_20_body"><text:span text:style-name="Source_20_Text">$ sudo netstat -naptu | grep 8080 tcp6 0 0 :::8080 :::* LISTEN 8589/java</text:span></text:p>
      <text:p text:style-name="P8"><text:span text:style-name="Source_20_Text"><text:span text:style-name="T3">Install maven</text:span></text:span></text:p>
      <text:p text:style-name="P8"><text:span text:style-name="Source_20_Text"/></text:p>
      <text:p text:style-name="P8"><text:span text:style-name="Source_20_Text"><text:span text:style-name="T3">apt-get install maven</text:span></text:span></text:p>
      <text:p text:style-name="P8"><text:span text:style-name="Source_20_Text"/></text:p>
      <text:p text:style-name="P9"><text:span text:style-name="Source_20_Text"><text:span text:style-name="T4">executando a aplicação do maven</text:span></text:span></text:p>
      <text:p text:style-name="P9"><text:span text:style-name="Source_20_Text"><text:tab/></text:span></text:p>
      <text:p text:style-name="P9"><text:span text:style-name="Source_20_Text"><text:span text:style-name="T4">acessando main</text:span></text:span></text:p>
      <text:p text:style-name="P9"><text:a xlink:type="simple" xlink:href="http://www.vineetmanohar.com/2009/11/3-ways-to-run-java-main-from-maven/" text:style-name="Internet_20_link" text:visited-style-name="Visited_20_Internet_20_Link"><text:span text:style-name="Source_20_Text"><text:span text:style-name="T4">http://www.vineetmanohar.com/2009/11/3-ways-to-run-java-main-from-maven/</text:span></text:span></text:a></text:p>
      <text:p text:style-name="P9"><text:span text:style-name="Source_20_Text"/></text:p>
      <text:p text:style-name="P9"><text:span text:style-name="Source_20_Text"/></text:p>
      <text:p text:style-name="P10"><text:soft-page-break/>Criando um ola mundo com spring-web</text:p>
      <text:p text:style-name="P10"><text:a xlink:type="simple" xlink:href="https://spring.io/guides/gs/serving-web-content/" text:style-name="Internet_20_link" text:visited-style-name="Visited_20_Internet_20_Link">https://spring.io/guides/gs/serving-web-content/</text:a></text:p>
      <text:p text:style-name="P11">Problemas ao executar : sudo service jetty8 stop</text:p>
      <text:p text:style-name="P11">depois rodar comando executando o <text:span text:style-name="T5">direto no jar ou mvn spring-boot:run (isso depois de ter criar o snapshop com mvc compiler e mvn package</text:span></text:p>
      <text:p text:style-name="P7"/>
      <text:p text:style-name="P2"><text:bookmark text:name="result_box1"/><text:span text:style-name="T1">Aplicações primavera</text:span><text:line-break/>Se você é um desenvolvedor da Primavera como eu, você já sabe que, a fim de criar um web Primavera simples aplicativo, você deve seguir certas regras da pilha J2EE e alguns do Spring Framework. essas regras inclui o seguinte:<text:line-break/>Criar uma estrutura pasta que contém o WAR (Web Archive):<text:line-break/>2 • Deve conter uma pasta WEB-INF com lib e aulas de subpastas que contêm o bibliotecas de terceiros e suas classes de aplicações web, respectivamente.<text:line-break/>• Alguns JSP (se necessário), HTML, CSS, imagens e JavaScript (se necessário) arquivos.<text:line-break/>• Um arquivo chamado web.xml que conterá o org.springframework.web Primavera.<text:line-break/>classe servlet.DispatcherServlet.<text:line-break/>• seus feijões da mola na forma &lt;nome servlet&gt; -servlet.xml (claro, você pode<text:line-break/>substituí-lo e adicionar a localização e nome completo de seus beans Spring) .CAPÍTULO 1 ■ Introdução à primavera BOOT<text:line-break/><text:span text:style-name="T1">Use um utilitário para compactar seu arquivo WAR. Você pode usar a ferramenta frasco, mas a maioria das pessoas estão mais acostumadas a correr Apache Maven, Gradle, ou, se você é "old-school", Apache Ant para compilar, testar e criar o arquivo WAR.</text:span><text:line-break/>Use um servidor de aplicativos ou recipiente para executar seu arquivo WAR, como Tomcat, Jetty, Jboss, ou WebSphere.<text:line-break/>Às vezes você precisa de um servidor dedicado para a implantação de aplicações J2EE.<text:line-break/>Mesmo que seja apenas alguns passos, a realidade é mais doloroso quando você tem um monte de recursos e classes e um monte de feijão Spring que você precisa incluir, fio-se, e usar. Não estou criticando o forma como as aplicações Spring Web são desenvolvidos, mas eu acho que é mais sobre o que ferramenta que você usa para ajudá-lo evitar esse aborrecimento particular. Ferramentas vão de uma IDE, como a ferramenta STS (https://spring.io/tools) que ajuda a incluir os esquemas XML Primavera corretas para declarar seu feijão, para ferramentas externas, como YEOMAN<text:line-break/>(Http://yeoman.io/), que ajuda a criar a estrutura e evitar o clichê para definir tudo para cima.<text:line-break/>Estou falando de uma simples aplicação web Spring, mas o que acontece quando você precisa incluir algum persistência, ou mensagens, ou talvez você precisa incluir a segurança? Então você precisa de uma maneira fácil de gerenciar suas dependências. Naturalmente, a maneira mais fácil é baixar cada dependência, mas isso pode se tornar um pesadelo, em que ponto você vai começar a olhar para ferramentas como o Apache Maven ou Gradle (a DSL Groovy para compilar, construir e implantar o uso) para ajudá-lo com estas tarefas de gerenciamento de dependência.<text:line-break/>Acredite em mim, em algum momento torna-se mais difícil, e deve haver uma maneira melhor para desenvolver Primavera aplicações, certo?<text:line-break/><text:span text:style-name="T1">Bota Primavera to the Rescue</text:span><text:line-break/>Graças ao trabalho árduo incrível da equipe de Primavera, o primeiro beta lançado há dois anos deu incrível resultados. Tive a sorte de testá-lo, e agora com mais adicionado a ele, tornou-se o "de facto" maneira de criar aplicações Spring.<text:line-break/>Em vez de ler mais sobre Spring Boot e como é fácil de usar, dê uma olhada na Primavera mais simples<text:line-break/>aplicação web possível. Veja a lista 1-1.</text:p>
      <text:p text:style-name="Standard"/>
      <text:p text:style-name="Standard"/>
      <text:p text:style-name="P13"><text:span text:style-name="T1">cap2: </text:span><text:bookmark text:name="result_box2"/><text:span text:style-name="T1"><text:s/></text:span><text:span text:style-name="T8">Seu primeiro aplicativo de inicialização Primavera</text:span><text:span text:style-name="T7"><text:line-break/>Neste capítulo, você está indo para instalar o Bota CLI Spring, aprender mais um pouco sobre isso, e criar o seu primeiro aplicação da Primavera de inicialização. Você vai aprender como mola de </text:span><text:soft-page-break/><text:span text:style-name="T7">arranque funciona internamente para que você tenha uma melhor imagem deste<text:line-break/>incrível tecnologia. Você pode criar aplicações Primavera de inicialização usando a mola de arranque Command Line Interface (CLI) ou por usando Maven, Gradle, e até mesmo Apache Ant. Este capítulo tem explicações passo-a-passo sobre o que precisa ser feito para configurar o ambiente da linha de comando através da utilização de Primavera de inicialização em uma Integrado<text:line-break/>Development Environment (IDE). Vamos começar!<text:line-break/></text:span><text:span text:style-name="T8">Instalando Primavera Bota CLI<text:line-break/></text:span><text:span text:style-name="T7">Antes de instalar o Bota CLI Primavera, é necessário verificar a instalação do Java, porque você deve ter JDK 1.6 ou superior em seu computador. Às vezes, é necessário ter a variável de ambiente JAVA_HOME apontando para sua instalação Java eo programa java em seu caminho.<text:line-break/>UNIX OSs: Linux, OS X e Solaris<text:line-break/>Há uma série de ferramentas que podem ajudá-lo a instalar o Bota CLI Primavera. Se você estiver usando qualquer ambiente UNIX, incluindo Linux, OS X, Solaris ou, você pode usar uma ferramenta muito boa chamado SDKMAN. Você pode encontrá-lo em http://sdkman.io/. Abra uma janela de terminal e execute o seguinte:<text:line-break/></text:span></text:p>
      <text:p text:style-name="P17">$curl -s get.sdkman.io | bash</text:p>
      <text:p text:style-name="P13"><text:span text:style-name="T7"><text:line-break/>Depois de terminar, você pode executar a seguinte linha para executar o comando SDK:<text:line-break/></text:span><text:span text:style-name="T11">$ source "$HOME/.sdkman/bin/sdkman-init.sh"</text:span><text:span text:style-name="T7"><text:line-break/>Em seguida, certifique-se de que o comando SDK está funcionando executando esta linha:<text:line-break/>versão do SDK $<text:line-break/>3.2.4 SDKMAN<text:line-break/>Em seguida, é hora de instalar a mola de arranque CLI, o que você faz executando este comando:<text:line-break/></text:span><text:span text:style-name="T11">$ sdk install springboot</text:span><text:span text:style-name="T7"><text:line-break/></text:span></text:p>
      <text:p text:style-name="P13"><text:span text:style-name="T7">Uma vez que o CLI está instalado, você pode verificar se tudo correu bem, executando este pedido:<text:line-break/></text:span><text:span text:style-name="T8">$ </text:span><text:span text:style-name="T9">spring –version</text:span><text:span text:style-name="T7"><text:line-break/>Primavera CLI v1.3.2.RELEASE<text:line-break/>Você deve obter a versão mais recente da Primavera de inicialização; no meu caso que é liberação 1.3.2. Agora você está pronto para começar usando a inicialização CLI Primavera em um sistema UNIX.<text:line-break/></text:span><text:span text:style-name="T10">■ Observação Você pode usar o mesmo comando do SDK para instalar Groovy e Gradle. Você pode instalar esses dois por execução: $ SDK instalar Groovy e US $ SDK instalar Gradle.</text:span><text:span text:style-name="T7"><text:line-break/>Não há outra opção OS UNIX-like chamado homebrew. Esta ferramenta foi desenvolvida inicialmente para usuários OS X para que eles pudessem instalar as ferramentas ausentes do mundo do UNIX / Linux. Uma das vantagens da fermentação é que ele tem um sandbox que não interfere com o sistema.<text:line-break/>No OS X, você pode ir para o site http://brew.sh/ e leia mais sobre esta ferramenta particular. Em ordem para instalar fermentação, você deve executar o comando:<text:line-break/>$ Ruby -e "$ (enrolar -fsSL https://raw.githubusercontent.com/Homebrew/install/master/install)"<text:line-break/>Assim que terminar a instalação, siga as instruções para obtê-lo a trabalhar a partir da linha de comando. você pode<text:line-break/>precisa abrir um novo terminal e / ou fazer uma fonte sobre o arquivo .bash_profile para fazê-lo funcionar, embora se você tem a versão mais recente, você não precisa fazer isso. Basta seguir as instruções na tela depois que você<text:line-break/>instalar bebida. Você pode, em seguida, execute o seguinte comando para instalar Primavera Bota:<text:line-break/>$ Cerveja tap central / tap<text:line-break/>$ Fermentação instalar springboot<text:line-break/>Se você é um usuário Linux, você pode instalar cerveja (você pode obter mais informações no http://brew.sh/linuxbrew/) por<text:line-break/>executando este comando:<text:line-break/></text:span><text:soft-page-break/><text:span text:style-name="T7">$ Ruby -e "$ (enrolar -fsSL https://raw.githubusercontent.com/Homebrew/linuxbrew/go/install)"<text:line-break/>Em seguida, executar os mesmos comandos de cima:<text:line-break/>$ Cerveja tap central / tap<text:line-break/>$ Fermentação instalar springboot<text:line-break/>É isso aí; é muito simples. Um dos benefícios de usar a versão Linux é que você não precisa de sudo,<text:line-break/>porque todo o software está instalado no seu diretório home.<text:line-break/>■ Nota Você também pode usar o comando bebida para instalar o software que vai usar na próxima<text:line-break/>capítulos, incluindo RabbitMQ, Redis, e MySQL.</text:span></text:p>
      <text:p text:style-name="P12"/>
      <text:p text:style-name="P3"><text:bookmark text:name="result_box3"/>Você tem a Bota CLI Spring, então o que é o próximo? No capítulo anterior, você viu uma simples aplicação web escrito em Groovy e Java, e da maneira que você executá-lo é executando este comando: $ Primavera run * .groovy<text:line-break/>ou $ Primavera run * .java<text:line-break/>Mas há mais do que isso. Não é apenas a Bota CLI Primavera útil para executar o aplicativo, mas também inicializa e cria a estrutura que você precisa. Por exemplo, você pode criar um projeto mínima de base ou executando o seguinte:<text:line-break/><text:span text:style-name="T14">$ spring init --build gradle myapp</text:span><text:line-break/>Este comando irá chamar o serviço web em https://start.spring.io (isto é discutido na seguinte<text:line-break/>seções deste capítulo) e irá criar uma pasta chamada myapp. O projeto é baseado em Gradle, embora se você não incluem a opção Gradle --build, ele vai por padrão criar um projeto baseado no Maven. A Figura 2-1 mostra<text:line-break/>a estrutura do projecto.</text:p>
      <text:p text:style-name="P14"><text:span text:style-name="T6"><text:line-break/></text:span><text:bookmark text:name="result_box4"/><text:span text:style-name="T7">Figura 2-1 mostra a estrutura do projeto de inicialização Primavera criado quando você executar a inicialização da primavera comando. Se você quiser adicionar mais funcionalidades, tais como web, JPA, e Maven projetos-você pode executar o seguinte comando:<text:line-break/></text:span><text:span text:style-name="T12">$ spring init -dweb,data-jpa,h2,thymeleaf --build maven myapp --force</text:span><text:span text:style-name="T7"><text:line-break/>Este comando irá criar um projeto de Primavera Bota Maven e irá incluir todas as dependências necessárias no arquivo pom.xml para executar um aplicativo web Bota Primavera. Ele irá incluir bibliotecas para lidar com arquivos da web (que, incluem o servidor embutido Tomcat), persistência (data-jpa), o motor de banco de dados H2 (h2), e um visualizador<text:line-break/>motor (thymeleaf). Você precisa usar --force para substituir o diretório myapp anterior ou você pode mudar o nome.<text:line-break/>Não se preocupe muito com o que são essas dependências ou como eles criar este projeto; você vai aprender mais sobre isso nas seções a seguir.<text:line-break/>Agora você está pronto para começar a usar o Bota CLI Primavera com Groovy ou Java e pode criar protótipo aplicações. Você pode usar a bota CLI Primavera para criar aplicativos "prontos para produção", o que dependerá como você configurar seu ambiente para usar esta ferramenta. Você vai aprender mais sobre como usar o CLI Primavera Bota neste capítulo e capítulos posteriores.</text:span></text:p>
      <text:p text:style-name="P4"/>
      <text:p text:style-name="P4"><text:bookmark text:name="result_box5"/><text:span text:style-name="T1">Primavera de boot com Maven e Gradle</text:span><text:line-break/>Se você já usa o Maven (https://maven.apache.org/) ou Gradle (http://gradle.org/) como ferramentas para compilação, teste e construção, você pode usar também Primavera de inicialização. E como você pode imaginar, você precisa incluir algumas dependências, a fim de usar o Spring Bota. As seções a seguir explicam o que você precisa para cada projeto na Primavera de inicialização. Você tem que ver estes como requisitos, se você quiser usar Maven ou Gradle para desenvolver<text:line-break/>Primavera de inicialização de aplicativos.<text:line-break/>usando Maven<text:line-break/>Listagem 2-1 mostra o arquivo pom.xml que você use cada vez que você precisa para criar um aplicativo de inicialização da Primavera.</text:p>
      <text:p text:style-name="P4"/>
      <text:p text:style-name="P4"><text:bookmark text:name="result_box6"/><text:soft-page-break/>Listagem 2-1 mostra o pom.xml mínimo que você pode ter para qualquer aplicação de arranque da Primavera. Se vocês dar uma olhada, há uma seção tag &lt;/ parent&gt;, onde você precisa incluir a primavera-boot-starter-artefato pai. Esta dependência particular contém tudo que você precisa para executar seu aplicativo. <text:span text:style-name="T1">Ele contém todas as descrições de dependências que um aplicativo de inicialização Primavera precisa, como todas as dependências da Primavera<text:line-break/>Framework (primavera-core), Teste de Primavera (Primavera-teste), e muito mais. Você só precisa usar este pom pai.</text:span><text:line-break/>Outra seção é os poms de arranque, onde declaram as dependências do real Primavera Bota<text:line-break/>recurso que você deseja usar. Listagem 2-1 mostra a artifactId padrão de partida, primavera-boot-starter. o motor de arranque poms trará todas as dependências que você precisa para a sua aplicação, razão pela qual você precisa incluir apenas um pom arranque. Por exemplo, se você estiver criando um aplicativo da web, a única dependência que você precisa é o<text:line-break/>artefato primavera-boot-starter-web</text:p>
      <text:p text:style-name="P4"/>
      <text:p text:style-name="P5">...</text:p>
      <text:p text:style-name="P5">&lt;!-- Add dependencies: starter poms --&gt;</text:p>
      <text:p text:style-name="P5">&lt;dependencies&gt;</text:p>
      <text:p text:style-name="P5">&lt;dependency&gt;</text:p>
      <text:p text:style-name="P5">&lt;groupId&gt;org.springframework.boot&lt;/groupId&gt;</text:p>
      <text:p text:style-name="P5">&lt;artifactId&gt;spring-boot-starter-web&lt;/artifactId&gt;</text:p>
      <text:p text:style-name="P5">&lt;/dependency&gt;</text:p>
      <text:p text:style-name="P5">...</text:p>
      <text:p text:style-name="P5">&lt;/dependencies&gt;</text:p>
      <text:p text:style-name="P5">...</text:p>
      <text:p text:style-name="P5"><text:bookmark text:name="result_box7"/>Essa dependência vai incluir toda a primavera-core, primavera-web, primavera-webmvc, Tomcat embutido servidor, e outras bibliotecas relacionadas com a aplicação web. Uma seção posterior deste capítulo explica mais sobre os poms arranque da Primavera de inicialização. Neste ponto, você simplesmente precisa entender que você pode incluí-las dependências em seu arquivo pom.xml principal.<text:line-break/><text:span text:style-name="T1">A última secção é o plugin Primavera Bota Maven, e está incluído declarando a primavera-bota<text:line-break/>maven-plugin artefato. Este plugin especial vai ajudá-lo a empacotar o aplicativo como um JAR ou WAR com o comando: mvn package. Ele também tem várias metas / tarefas que podem ser utilizadas, como a do anterior<text:line-break/>capítulo para executar o aplicativo de inicialização Spring: mvn primavera-boot: Executar. Você pode obter mais informações sobre esta<text:line-break/>plug-in no seu web site: http://docs.spring.io/spring-boot/docs/1.3.1.RELEASE/maven-plugin/.</text:span><text:line-break/>Está configurado agora com Maven. Você está indo para criar seu primeiro aplicativo de inicialização Primavera depois, porém. Agora eu quero que você saiba todas as possíveis formas de usar Primavera de inicialização.</text:p>
      <text:p text:style-name="P5"/>
      <text:p text:style-name="P5"><text:bookmark text:name="result_box8"/><text:span text:style-name="T1">Seu primeiro aplicativo de inicialização Primavera</text:span><text:line-break/>É hora de criar seu primeiro aplicativo Spring Bota. A ideia desta aplicação é simples, é uma revista<text:line-break/>aplicação. Você vai começar com algo simples neste capítulo, apenas o suficiente para ficar a conhecer o processo inicial da Primavera internos. Durante o resto do livro, você vai modificá-lo assim, no final você tem um completo e produção-pronta aplicação da Primavera de inicialização.<text:line-break/><text:span text:style-name="T1">Primavera Bota Jornal</text:span><text:line-break/>Esta aplicação é chamado de "Primavera Bota Journal" e é uma aplicação simples em que você vai ter um coleção de entradas que mostra as principais ideias sobre uma linha do tempo.</text:p>
      <text:p text:style-name="P5"/>
      <text:p text:style-name="P5"><text:bookmark text:name="result_box9"/>Você instalou Primavera Bota CLI e você já sabe mais sobre as diferentes opções para usar<text:line-break/>Primavera de boot com ou Maven Gradle. Você também sabe que você pode usar um IDE como o <text:soft-page-break/>STS e usar a Primavera assistente de projeto de inicialização. Independentemente do método que você escolher, ele vai ser o mesmo para esta aplicação. É mais importante descrever os principais conceitos por trás da tecnologia de inicialização da Primavera.<text:line-break/>Estes passos mostrar-lhe como criar o aplicativo jornal Bota Primavera usando o STS:<text:line-break/>1.<text:line-break/>Abra o STS e selecione Arquivo ➤ Novo ➤ Projeto arranque da Primavera. Você pode adicionar qualquer nome do pacote ou qualquer grupo ou artifactId se quiser, apenas certifique-se de selecionar Java como a linguagem. Vou usar tanto pom.xml e build.gradle arquivos, assim você<text:line-break/>ter todas as dependências Este aplicativo precisa. Veja a Figura 2-9. Depois de inserir todas as<text:line-break/>informações necessárias, clique em Avançar para ir para a página de dependências.</text:p>
      <text:p text:style-name="P5"/>
      <text:p text:style-name="P5"><text:bookmark text:name="result_box10"/>Figura 2-9 mostra a primeira página do assistente Projeto de arranque da Primavera. Como eu disse antes, você pode colocar qualquer informação que você gosta. A parte importante são as classes que você vai usar, mas se você quiser acompanhar, esta é a informação que eu usei no exemplo:</text:p>
      <text:p text:style-name="P15"><text:span text:style-name="T7"><text:line-break/></text:span><text:span text:style-name="T13">Field Value</text:span></text:p>
      <text:p text:style-name="P6">Name → <text:s/>spring-boot-journal</text:p>
      <text:p text:style-name="P6">Type <text:s/>→ Maven</text:p>
      <text:p text:style-name="P6">Packaging <text:s/>→ Jar</text:p>
      <text:p text:style-name="P6">Java Version <text:s/>→ 1.8</text:p>
      <text:p text:style-name="P6">Language <text:s/>→ Java</text:p>
      <text:p text:style-name="P6">Group <text:s/>→ com.apress.spring</text:p>
      <text:p text:style-name="P6">Artifact <text:s text:c="2"/>→ spring-boot-journal</text:p>
      <text:p text:style-name="P6">Version <text:s/>→ 0.0.1-SNAPSHOT</text:p>
      <text:p text:style-name="P6">Description <text:s/>→ Demo project for Spring Boot</text:p>
      <text:p text:style-name="P6">Package <text:s/>→ com.apress.spring</text:p>
      <text:p text:style-name="P6"/>
      <text:p text:style-name="P6"><text:bookmark text:name="result_box11"/>Na página seguinte do assistente Projeto de arranque da Primavera, você escolhe o<text:line-break/>tecnologias que Primavera Bota Jornal vai usar. Neste caso, verifique Web (Web),<text:line-break/>Mecanismos de Máscara (Thymeleaf, que é um modelo de motor capaz de processar<text:line-break/>e de geração de HTML, XML, JavaScript, CSS, e um texto que é adequado para o<text:line-break/>vista camada de aplicações web, uma melhor abordagem para as páginas ou Java Server<text:line-break/>JSPs, porque é mais rápido e mais confiável), Data (APP) e Banco de Dados (H2). este<text:line-break/>exemplo usa a tecnologia JPA com o banco de dados H2 na memória.</text:p>
      <text:p text:style-name="P22"/>
      <text:p text:style-name="P23">&lt;?xml version="1.0" encoding="UTF-8"?&gt;</text:p>
      <text:p text:style-name="P23">&lt;project xmlns="http://maven.apache.org/POM/4.0.0" xmlns:xsi="http://www.w3.org/2001/XMLSchema-instance"</text:p>
      <text:p text:style-name="P23"><text:tab/>xsi:schemaLocation="http://maven.apache.org/POM/4.0.0 http://maven.apache.org/xsd/maven-4.0.0.xsd"&gt;</text:p>
      <text:p text:style-name="P23"><text:tab/>&lt;modelVersion&gt;4.0.0&lt;/modelVersion&gt;</text:p>
      <text:p text:style-name="P23"/>
      <text:p text:style-name="P23"><text:tab/>&lt;groupId&gt;com.apress.spring&lt;/groupId&gt;</text:p>
      <text:p text:style-name="P23"><text:tab/>&lt;artifactId&gt;journal&lt;/artifactId&gt;</text:p>
      <text:p text:style-name="P23"><text:tab/>&lt;version&gt;0.0.1-SNAPSHOT&lt;/version&gt;</text:p>
      <text:p text:style-name="P23"><text:tab/>&lt;packaging&gt;jar&lt;/packaging&gt;</text:p>
      <text:p text:style-name="P23"/>
      <text:p text:style-name="P23"><text:tab/>&lt;name&gt;spring-boot-journal&lt;/name&gt;</text:p>
      <text:p text:style-name="P23"><text:tab/>&lt;description&gt;Demo project for Spring Boot&lt;/description&gt;</text:p>
      <text:p text:style-name="P23"/>
      <text:p text:style-name="P23"><text:tab/>&lt;parent&gt;</text:p>
      <text:p text:style-name="P23"><text:tab/><text:tab/>&lt;groupId&gt;org.springframework.boot&lt;/groupId&gt;</text:p>
      <text:p text:style-name="P23"><text:soft-page-break/><text:tab/><text:tab/>&lt;artifactId&gt;spring-boot-starter-parent&lt;/artifactId&gt;</text:p>
      <text:p text:style-name="P23"><text:tab/><text:tab/>&lt;version&gt;1.4.0.RELEASE&lt;/version&gt;</text:p>
      <text:p text:style-name="P23"><text:tab/><text:tab/>&lt;relativePath/&gt; &lt;!-- lookup parent from repository --&gt;</text:p>
      <text:p text:style-name="P23"><text:tab/>&lt;/parent&gt;</text:p>
      <text:p text:style-name="P23"/>
      <text:p text:style-name="P23"><text:tab/>&lt;properties&gt;</text:p>
      <text:p text:style-name="P23"><text:tab/><text:tab/>&lt;project.build.sourceEncoding&gt;UTF-8&lt;/project.build.sourceEncoding&gt;</text:p>
      <text:p text:style-name="P23"><text:tab/><text:tab/>&lt;project.reporting.outputEncoding&gt;UTF-8&lt;/project.reporting.outputEncoding&gt;</text:p>
      <text:p text:style-name="P23"><text:tab/><text:tab/>&lt;java.version&gt;1.8&lt;/java.version&gt;</text:p>
      <text:p text:style-name="P23"><text:tab/>&lt;/properties&gt;</text:p>
      <text:p text:style-name="P23"/>
      <text:p text:style-name="P23"><text:tab/>&lt;dependencies&gt;</text:p>
      <text:p text:style-name="P23"><text:tab/><text:tab/>&lt;dependency&gt;</text:p>
      <text:p text:style-name="P23"><text:tab/><text:tab/><text:tab/>&lt;groupId&gt;org.springframework.boot&lt;/groupId&gt;</text:p>
      <text:p text:style-name="P23"><text:tab/><text:tab/><text:tab/>&lt;artifactId&gt;spring-boot-starter-data-jpa&lt;/artifactId&gt;</text:p>
      <text:p text:style-name="P23"><text:tab/><text:tab/>&lt;/dependency&gt;</text:p>
      <text:p text:style-name="P23"><text:tab/><text:tab/>&lt;dependency&gt;</text:p>
      <text:p text:style-name="P23"><text:tab/><text:tab/><text:tab/>&lt;groupId&gt;org.springframework.boot&lt;/groupId&gt;</text:p>
      <text:p text:style-name="P23"><text:tab/><text:tab/><text:tab/>&lt;artifactId&gt;spring-boot-starter-thymeleaf&lt;/artifactId&gt;</text:p>
      <text:p text:style-name="P23"><text:tab/><text:tab/>&lt;/dependency&gt;</text:p>
      <text:p text:style-name="P23"><text:tab/><text:tab/>&lt;dependency&gt;</text:p>
      <text:p text:style-name="P23"><text:tab/><text:tab/><text:tab/>&lt;groupId&gt;org.springframework.boot&lt;/groupId&gt;</text:p>
      <text:p text:style-name="P23"><text:tab/><text:tab/><text:tab/>&lt;artifactId&gt;spring-boot-starter-web&lt;/artifactId&gt;</text:p>
      <text:p text:style-name="P23"><text:tab/><text:tab/>&lt;/dependency&gt;</text:p>
      <text:p text:style-name="P23"/>
      <text:p text:style-name="P23"><text:tab/><text:tab/>&lt;dependency&gt;</text:p>
      <text:p text:style-name="P23"><text:tab/><text:tab/><text:tab/>&lt;groupId&gt;com.h2database&lt;/groupId&gt;</text:p>
      <text:p text:style-name="P23"><text:tab/><text:tab/><text:tab/>&lt;artifactId&gt;h2&lt;/artifactId&gt;</text:p>
      <text:p text:style-name="P23"><text:tab/><text:tab/><text:tab/>&lt;scope&gt;runtime&lt;/scope&gt;</text:p>
      <text:p text:style-name="P23"><text:tab/><text:tab/>&lt;/dependency&gt;</text:p>
      <text:p text:style-name="P23"><text:tab/><text:tab/>&lt;dependency&gt;</text:p>
      <text:p text:style-name="P23"><text:tab/><text:tab/><text:tab/>&lt;groupId&gt;org.springframework.boot&lt;/groupId&gt;</text:p>
      <text:p text:style-name="P23"><text:tab/><text:tab/><text:tab/>&lt;artifactId&gt;spring-boot-starter-test&lt;/artifactId&gt;</text:p>
      <text:p text:style-name="P23"><text:tab/><text:tab/><text:tab/>&lt;scope&gt;test&lt;/scope&gt;</text:p>
      <text:p text:style-name="P23"><text:tab/><text:tab/>&lt;/dependency&gt;</text:p>
      <text:p text:style-name="P23"><text:tab/>&lt;/dependencies&gt;</text:p>
      <text:p text:style-name="P23"/>
      <text:p text:style-name="P23"><text:tab/>&lt;build&gt;</text:p>
      <text:p text:style-name="P23"><text:tab/><text:tab/>&lt;plugins&gt;</text:p>
      <text:p text:style-name="P23"><text:tab/><text:tab/><text:tab/>&lt;plugin&gt;</text:p>
      <text:p text:style-name="P23"><text:tab/><text:tab/><text:tab/><text:tab/>&lt;groupId&gt;org.springframework.boot&lt;/groupId&gt;</text:p>
      <text:p text:style-name="P23"><text:tab/><text:tab/><text:tab/><text:tab/>&lt;artifactId&gt;spring-boot-maven-plugin&lt;/artifactId&gt;</text:p>
      <text:p text:style-name="P23"><text:tab/><text:tab/><text:tab/>&lt;/plugin&gt;</text:p>
      <text:p text:style-name="P23"><text:tab/><text:tab/>&lt;/plugins&gt;</text:p>
      <text:p text:style-name="P23"><text:tab/>&lt;/build&gt;</text:p>
      <text:p text:style-name="P23"/>
      <text:p text:style-name="P23"/>
      <text:p text:style-name="P23">&lt;/project&gt;</text:p>
      <text:p text:style-name="P21"/>
      <text:p text:style-name="P6"><text:bookmark text:name="result_box12"/>Listagem 2-3 mostra o pom.xml da revista Bota Primavera. A parte importante neste pom é o<text:line-break/>seção de dependências, que contém todos os poms iniciais que você selecionou no assistente. <text:soft-page-break/>Lembre-se, você vai usar uma tecnologia web (seu diário Primavera Bota é um web aplicação- primavera-boot-starter-web), um mecanismo de modelo (Thymeleaf- primavera-boot-starter-thymeleaf) que irá processar as páginas HTML de o app diário, um Dados (JPA - primavera-de arranque de arranque-data-jpa) tecnologia que vai cuidar dos dados persistência, um motor de banco de dados (H2), um banco de dados in-memory, e um quadro de unidade de teste (primavera-bota<text:line-break/>partida-teste) que vai ajudar com todos os testes de unidade e integração. Por agora, e para a sua primeira aplicação, o motor de banco de dados H2 será suficiente. Mais tarde, no livro você vai mudar para diferentes bancos de dados, tais como MySQL, MongoDB, ou Redis.<text:line-break/>Se você selecionou um projeto Gradle, listagem 2-4 mostra o arquivo build.gradle.</text:p>
      <text:p text:style-name="P6"/>
      <text:p text:style-name="P6"><text:bookmark text:name="result_box13"/>Listagem 2-4 mostra o arquivo build.gradle. A parte importante é dar uma olhada nas dependências<text:line-break/>seções onde todos os poms iniciais são declarados. É muito semelhante a Maven. Eu só quero comentar sobre a última seção, onde há uma declaração Eclipse. Isso irá ajudá-lo a obter o tempo de execução correta ambiente quando você importar esse projeto para STS ou qualquer outra versão do Eclipse IDE.<text:line-break/>5.<text:line-break/>Para esta revista, você precisa criar uma classe de domínio. Veja a lista 2-5, que mostra<text:line-break/>a classe Journal.</text:p>
      <text:p text:style-name="P6"/>
      <text:p text:style-name="P25">package com.apress.spring.domain;</text:p>
      <text:p text:style-name="P25">import java.text.ParseException;</text:p>
      <text:p text:style-name="P25">import java.text.SimpleDateFormat;</text:p>
      <text:p text:style-name="P25">import java.util.Date;</text:p>
      <text:p text:style-name="P25">import javax.persistence.Entity;</text:p>
      <text:p text:style-name="P25">import javax.persistence.GeneratedValue;</text:p>
      <text:p text:style-name="P25">import javax.persistence.GenerationType;</text:p>
      <text:p text:style-name="P25">import javax.persistence.Id;</text:p>
      <text:p text:style-name="P25">import javax.persistence.Transient;</text:p>
      <text:p text:style-name="P25"/>
      <text:p text:style-name="P25">@Entity</text:p>
      <text:p text:style-name="P25">public class Journal {</text:p>
      <text:p text:style-name="P25"/>
      <text:p text:style-name="P25"><text:s text:c="2"/>@Id</text:p>
      <text:p text:style-name="P25"><text:s text:c="2"/>@GeneratedValue(strategy=GenerationType.AUTO)</text:p>
      <text:p text:style-name="P25"><text:s text:c="2"/>private Long id;</text:p>
      <text:p text:style-name="P25"><text:s text:c="2"/>private String title;</text:p>
      <text:p text:style-name="P25"><text:s text:c="2"/>private Date created;</text:p>
      <text:p text:style-name="P25"><text:s text:c="2"/>private String summary;</text:p>
      <text:p text:style-name="P25"/>
      <text:p text:style-name="P25"><text:s text:c="2"/>@Transient</text:p>
      <text:p text:style-name="P25"><text:s text:c="2"/>private SimpleDateFormat format = new SimpleDateFormat("MM/dd/yyyy");</text:p>
      <text:p text:style-name="P25"/>
      <text:p text:style-name="P25"><text:s text:c="2"/>public Journal(String title, String summary, String date)</text:p>
      <text:p text:style-name="P25"><text:s text:c="3"/>throws ParseException{</text:p>
      <text:p text:style-name="P25"><text:s text:c="4"/>this.title = title;</text:p>
      <text:p text:style-name="P25"><text:s text:c="4"/>this.summary = summary;</text:p>
      <text:p text:style-name="P25"><text:s text:c="4"/>this.created = format.parse(date);</text:p>
      <text:p text:style-name="P25"><text:s text:c="2"/>}</text:p>
      <text:p text:style-name="P25"/>
      <text:p text:style-name="P25"><text:s text:c="2"/>Journal() {}</text:p>
      <text:p text:style-name="P25"><text:s text:c="2"/>public Long getId() {</text:p>
      <text:p text:style-name="P25"><text:s text:c="3"/>return id;</text:p>
      <text:p text:style-name="P25"><text:s text:c="2"/>}</text:p>
      <text:p text:style-name="P25"/>
      <text:p text:style-name="P25"><text:s text:c="2"/>public void setId(Long id) {</text:p>
      <text:p text:style-name="P25"><text:s text:c="4"/>this.id = id;</text:p>
      <text:p text:style-name="P25"><text:s text:c="2"/>}</text:p>
      <text:p text:style-name="P25"/>
      <text:p text:style-name="P25"><text:s text:c="2"/>public String getTitle() {</text:p>
      <text:p text:style-name="P25"><text:s text:c="4"/>return title;</text:p>
      <text:p text:style-name="P25"><text:s text:c="2"/>}</text:p>
      <text:p text:style-name="P25"/>
      <text:p text:style-name="P25"><text:s text:c="2"/>public void setTitle(String title) {</text:p>
      <text:p text:style-name="P25"><text:s text:c="4"/>this.title = title;</text:p>
      <text:p text:style-name="P25"><text:s text:c="2"/>}</text:p>
      <text:p text:style-name="P25"/>
      <text:p text:style-name="P25"><text:s text:c="2"/>public Date getCreated() {</text:p>
      <text:p text:style-name="P25"><text:s text:c="4"/>return created;</text:p>
      <text:p text:style-name="P25"><text:s text:c="2"/>}</text:p>
      <text:p text:style-name="P25"><text:soft-page-break/></text:p>
      <text:p text:style-name="P25"><text:s text:c="2"/>public void setCreated(Date created) {</text:p>
      <text:p text:style-name="P25"><text:s text:c="4"/>this.created = created;</text:p>
      <text:p text:style-name="P25"><text:s text:c="2"/>}</text:p>
      <text:p text:style-name="P25"/>
      <text:p text:style-name="P25"><text:s text:c="2"/>public String getSummary() {</text:p>
      <text:p text:style-name="P25"><text:s text:c="4"/>return summary;</text:p>
      <text:p text:style-name="P25"><text:s text:c="2"/>}</text:p>
      <text:p text:style-name="P25"/>
      <text:p text:style-name="P25"><text:s text:c="2"/>public void setSummary(String summary) {</text:p>
      <text:p text:style-name="P25"><text:s text:c="4"/>this.summary = summary;</text:p>
      <text:p text:style-name="P25"><text:s text:c="2"/>}</text:p>
      <text:p text:style-name="P25"/>
      <text:p text:style-name="P25"><text:s text:c="2"/>public String getCreatedAsShort(){</text:p>
      <text:p text:style-name="P25"><text:s text:c="4"/>return format.format(created);</text:p>
      <text:p text:style-name="P25"><text:s text:c="2"/>}</text:p>
      <text:p text:style-name="P25"/>
      <text:p text:style-name="P25"><text:s text:c="2"/>public String toString(){</text:p>
      <text:p text:style-name="P25"><text:s text:c="4"/>StringBuilder value = new StringBuilder("JournalEntry(");</text:p>
      <text:p text:style-name="P25"><text:s text:c="4"/>value.append("Id: ");</text:p>
      <text:p text:style-name="P25"><text:s text:c="4"/>value.append(id);</text:p>
      <text:p text:style-name="P25"><text:s text:c="4"/>value.append(",Title: ");</text:p>
      <text:p text:style-name="P25"><text:s text:c="4"/>value.append(title);</text:p>
      <text:p text:style-name="P25"><text:s text:c="4"/>value.append(",Summary: ");</text:p>
      <text:p text:style-name="P25"><text:s text:c="4"/>value.append(summary);</text:p>
      <text:p text:style-name="P25"><text:s text:c="4"/>value.append(",Created: ");</text:p>
      <text:p text:style-name="P25"><text:s text:c="4"/>value.append(getCreatedAsShort());</text:p>
      <text:p text:style-name="P25"><text:s text:c="4"/>value.append(")");</text:p>
      <text:p text:style-name="P25"><text:s text:c="4"/>return value.toString();</text:p>
      <text:p text:style-name="P25"><text:s text:c="2"/>}</text:p>
      <text:p text:style-name="P25">}</text:p>
      <text:p text:style-name="P25"/>
      <text:p text:style-name="Standard"/>
      <text:p text:style-name="P30"><text:bookmark text:name="result_box14"/>Listagem 2-5 mostra a classe de domínio Journal. Como você está usando a tecnologia JPA, você precisa usar as anotações @Entity, @Id e @GeneratedValue assim que esta classe fica marcado como entidade JPA e pode ser persistiu ao banco de dados. Você está indo para ver mais dessas classes em capítulos posteriores do livro. Como você puder ver, também há uma anotação de @Transient, que irá indicar para o motor de APP não persistir essa propriedade,<text:line-break/>porque ela só está sendo usado para formatar a data. Essa classe tem dois construtores, um sem argumentos e é necessário para o motor de JPA e outro com alguns argumentos que você vai usar para preencher o banco de dados.<text:line-break/>Existe uma substituição do método toString, que será útil para a impressão dos registos.<text:line-break/><text:line-break/>Em seguida, você precisa criar um mecanismo de persistência para os dados revista. Você<text:line-break/>vai usar a tecnologia da Primavera de dados JPA, criando uma interface e estendendo-o a partir da interface JpaRepository. Veja a lista 2-6.<text:line-break/>Listagem 2-6. com.apress.spring.repository. JournalRepository.java</text:p>
      <text:p text:style-name="Standard"/>
      <text:p text:style-name="P26">package com.apress.spring.repository;</text:p>
      <text:p text:style-name="P26"/>
      <text:p text:style-name="P26">import org.springframework.data.jpa.repository.JpaRepository;</text:p>
      <text:p text:style-name="P26">import com.apress.spring.domain.Journal;</text:p>
      <text:p text:style-name="P26"/>
      <text:p text:style-name="P26">public interface JournalRepository extends JpaRepository&lt;Journal, Long&gt; {</text:p>
      <text:p text:style-name="P26">}</text:p>
      <text:p text:style-name="P26"/>
      <text:p text:style-name="P2"><text:bookmark text:name="result_box15"/>Listagem 2-6 mostra a tecnologia de dados Primavera Repository JPA, e é fácil de estender o<text:line-break/>Interface JpaRepository. O JpaRepository é uma interface de marcador que permite que o Repositório de Dados Primavera motor para reconhecê-lo e aplicar as classes de proxy necessárias para implementar não só o CRUD base (Criar, Read, Update, Delete ações), mas também alguns métodos personalizados. Você pode fazer isso por ter algum nomeação<text:line-break/>convenções, como findByTitleLike ou findBySummary ou mesmo findByTitleAndSummaryIgnoringCase.<text:line-break/>Todas as ações, então, ser definido como transacional por padrão. O JpaRepository também tem algumas conveniente comportamento porque você pode adicionar ações classificáveis e paging aos seus dados. Não se preocupe muito com isso agora, porque você vai saber mais sobre os dados da <text:soft-page-break/>Primavera<text:line-break/>(JDBC e JPA) em seu próprio capítulo. Por enquanto, a única coisa que você precisa fazer é criar a interface e estender a partir da interface de marcador JpaRepository.<text:line-break/>7.<text:line-break/>Porque esta é uma aplicação web, você precisa criar um controlador de web.</text:p>
      <text:p text:style-name="P29">package com.apress.spring.web;</text:p>
      <text:p text:style-name="P26"/>
      <text:p text:style-name="P26">import org.springframework.beans.factory.annotation.Autowired;</text:p>
      <text:p text:style-name="P26">import org.springframework.stereotype.Controller;</text:p>
      <text:p text:style-name="P26">import org.springframework.ui.Model;</text:p>
      <text:p text:style-name="P26">import org.springframework.web.bind.annotation.RequestMapping;</text:p>
      <text:p text:style-name="P26">import com.apress.spring.repository.JournalRepository;</text:p>
      <text:p text:style-name="P26">@Controller</text:p>
      <text:p text:style-name="P26">public class JournalController {</text:p>
      <text:p text:style-name="P26"/>
      <text:p text:style-name="P26"><text:s text:c="2"/>@Autowired</text:p>
      <text:p text:style-name="P26"><text:s text:c="2"/>JournalRepository repo;</text:p>
      <text:p text:style-name="P26"><text:s text:c="2"/>@RequestMapping("/")</text:p>
      <text:p text:style-name="P26"><text:s text:c="2"/>public String index(Model model){</text:p>
      <text:p text:style-name="P26"><text:s text:c="4"/>model.addAttribute("journal", repo.findAll());</text:p>
      <text:p text:style-name="P26"><text:s text:c="4"/>return "index";</text:p>
      <text:p text:style-name="P26"><text:s text:c="2"/>}</text:p>
      <text:p text:style-name="P26">}</text:p>
      <text:p text:style-name="P26"/>
      <text:p text:style-name="P2"><text:bookmark text:name="result_box16"/>Listagem 2-7 mostra o controlador da Web, que irá enviar de volta todas as entradas de diário. Neste caso, a classe<text:line-break/>é marcado com o @Controller, que é um marcador para o mecanismo de mola de modo MVC desta classe é tratada como web controlador. A anotação @Autowired irá instanciar o repo variável JournalRepository, por isso pode ser utilizado no método do índice.<text:line-break/>O método de índice é marcado com a anotação @RequestMapping, que fará com que este método<text:line-break/>o manipulador para cada solicitação na rota padrão /. Se você der uma olhada, não há um parâmetro de classe Model que será criado, e ele irá adicionar um atributo chamado jornal com um valor que é o resultado de chamar o interface de JournalRepository, repo.findAll () método. Lembre-se que ao estender um JpaRepository, você têm pelo padrão métodos diferentes, e um deles é o método findAll. Este método irá retornar todo o entradas do banco de dados. O retorno será o nome do índice de página, então o motor Spring MVC vai olhar para o index.html na pasta modelos.<text:line-break/>8. Em seguida, na pasta src / main / recursos / modelos, você precisa criar o<text:line-break/>arquivo index.html. Veja a lista 2-8.</text:p>
      <text:p text:style-name="Standard"/>
      <text:p text:style-name="P27">&lt;!doctype html&gt;</text:p>
      <text:p text:style-name="P27">&lt;html lang="en-US" xmlns:th="http://www.thymeleaf.org" &gt;</text:p>
      <text:p text:style-name="P27">&lt;head&gt;</text:p>
      <text:p text:style-name="P27">&lt;meta charset="utf-8"&gt;&lt;/meta&gt;</text:p>
      <text:p text:style-name="P27">&lt;meta http-equiv="Content-Type" content="text/html"&gt;&lt;/meta&gt;</text:p>
      <text:p text:style-name="P27">&lt;title&gt;Spring Boot Journal&lt;/title&gt;</text:p>
      <text:p text:style-name="P27">&lt;link rel="stylesheet" type="text/css" media="all" href="css/bootstrap.min.css"&gt;&lt;/link&gt;</text:p>
      <text:p text:style-name="P27">&lt;link rel="stylesheet" type="text/css" media="all" href="css/bootstrap-glyphicons.css"&gt;</text:p>
      <text:p text:style-name="P27">&lt;/link&gt;</text:p>
      <text:p text:style-name="P27">&lt;link rel="stylesheet" type="text/css" media="all" href="css/styles.css"&gt;&lt;/link&gt;</text:p>
      <text:p text:style-name="P27">&lt;/head&gt;</text:p>
      <text:p text:style-name="P27">&lt;body&gt;</text:p>
      <text:p text:style-name="P27">&lt;div class="container"&gt;</text:p>
      <text:p text:style-name="P27">&lt;h1&gt;Spring Boot Journal&lt;/h1&gt;</text:p>
      <text:p text:style-name="P27">&lt;ul class="timeline"&gt;</text:p>
      <text:p text:style-name="P27">&lt;div th:each="entry,status : ${journal}" &gt;</text:p>
      <text:p text:style-name="P27">&lt;li th:attr="class=${status.odd}?'timeline-inverted':''" &gt;</text:p>
      <text:p text:style-name="P27">&lt;div class="tl-circ"&gt;&lt;/div&gt;</text:p>
      <text:p text:style-name="P27">&lt;div class="timeline-panel"&gt;</text:p>
      <text:p text:style-name="P27">&lt;div class="tl-heading"&gt;</text:p>
      <text:p text:style-name="P27">&lt;h4&gt; &lt;span th:text="${entry.title}"&gt;TITLE&lt;/span&gt; &lt;/h4&gt;</text:p>
      <text:p text:style-name="P27">&lt;p&gt;&lt;small class="text-muted"&gt;&lt;i class="glyphicon glyphicon-time"&gt;&lt;/i&gt;</text:p>
      <text:p text:style-name="P27">&lt;span th:text="${entry.createdAsShort}"&gt;CREATED&lt;/span&gt; &lt;/small&gt;&lt;/p&gt;</text:p>
      <text:p text:style-name="P27">&lt;/div&gt;</text:p>
      <text:p text:style-name="P27">&lt;div class="tl-body"&gt;</text:p>
      <text:p text:style-name="P27">&lt;p&gt; &lt;span th:text="${entry.summary}"&gt;SUMMARY&lt;/span&gt; &lt;/p&gt;</text:p>
      <text:p text:style-name="P27">&lt;/div&gt;</text:p>
      <text:p text:style-name="P27">&lt;/div&gt;</text:p>
      <text:p text:style-name="P27">&lt;/li&gt;</text:p>
      <text:p text:style-name="P27"><text:soft-page-break/>&lt;/div&gt;</text:p>
      <text:p text:style-name="P27">&lt;/ul&gt;</text:p>
      <text:p text:style-name="P27">&lt;/div&gt;</text:p>
      <text:p text:style-name="P27">&lt;/body&gt;</text:p>
      <text:p text:style-name="P27">&lt;/html&gt;</text:p>
      <text:p text:style-name="P27"/>
      <text:p text:style-name="P2"><text:bookmark text:name="result_box17"/>Listagem 2-8 mostra o arquivo index.html que será processado usando o motor Thymeleaf, que<text:line-break/>É por isso que você tem um espaço de nomes XML na tag html. O que é importante aqui é a th: cada instrução. Isto obterá os itens de diário como uma coleção (usando a variável de entrada e da variável de estado no índice de cada iteração) e vai interagir para criar marcas diferentes com base no número de entradas. Para acessar o propriedade para cada entrada, você usa o th: instrução de texto.<text:line-break/>9.<text:line-break/>10. Como você pode ver na listagem 2-8, há alguns CSS definido. O importante<text:line-break/>é style.css. (Eu pedi este estilo de Jake Rocheleau em http: // blogue. templatemonster.com/2014/04/23/tutorial-build-vertical-timeline-arquivos páginas utilizando-inicialização /.) I modificado e adicionado este arquivo style.css<text:line-break/>ao código companheiro da fonte do livro. Você pode baixá-lo a partir da web Apress<text:line-break/>local. É importante saber que a mola de arranque irá procurar o / caminho estático para recolher todos os arquivos públicos que você deseja expor para a web, este será o caso com JavaScript, arquivos de imagem e arquivos CSS.<text:line-break/>Agora a parte mais importante, a aplicação principal. Veja a lista 2-9<text:line-break/>Listagem 2-9. com.apress.spring. SpringBootJournalApplication.java</text:p>
      <text:p text:style-name="Standard"/>
      <text:p text:style-name="P28">package com.apress.spring;</text:p>
      <text:p text:style-name="P28">import org.springframework.beans.factory.InitializingBean;</text:p>
      <text:p text:style-name="P28">import org.springframework.boot.SpringApplication;</text:p>
      <text:p text:style-name="P28">import org.springframework.boot.autoconfigure.SpringBootApplication;</text:p>
      <text:p text:style-name="P28">import org.springframework.context.annotation.Bean;</text:p>
      <text:p text:style-name="P28">import com.apress.spring.domain.Journal;</text:p>
      <text:p text:style-name="P28">import com.apress.spring.repository.JournalRepository;</text:p>
      <text:p text:style-name="P28"/>
      <text:p text:style-name="P28">@SpringBootApplication</text:p>
      <text:p text:style-name="P28">public class SpringBootJournalApplication {</text:p>
      <text:p text:style-name="P28">@Bean</text:p>
      <text:p text:style-name="P28"><text:s text:c="2"/>InitializingBean saveData(JournalRepository repo){</text:p>
      <text:p text:style-name="P28"><text:s text:c="4"/>return () -&gt; {</text:p>
      <text:p text:style-name="P28"><text:s text:c="6"/>repo.save(new Journal("Get to know Spring Boot","Today I will learn Spring</text:p>
      <text:p text:style-name="P28"><text:s text:c="6"/>Boot","01/01/2016"));</text:p>
      <text:p text:style-name="P28"><text:s text:c="6"/>repo.save(new Journal("Simple Spring Boot Project","I will do my first Spring</text:p>
      <text:p text:style-name="P28"><text:s text:c="6"/>Boot Project","01/02/2016"));</text:p>
      <text:p text:style-name="P28"><text:s text:c="6"/>repo.save(new Journal("Spring Boot Reading","Read more about Spring</text:p>
      <text:p text:style-name="P28"><text:s text:c="6"/>Boot","02/01/2016"));</text:p>
      <text:p text:style-name="P28"><text:s text:c="6"/>repo.save(new Journal("Spring Boot in the Cloud","Spring Boot using Cloud</text:p>
      <text:p text:style-name="P28"><text:s text:c="6"/>Foundry","03/01/2016"));</text:p>
      <text:p text:style-name="P28"><text:s text:c="4"/>};</text:p>
      <text:p text:style-name="P28"><text:s text:c="2"/>}</text:p>
      <text:p text:style-name="P28"/>
      <text:p text:style-name="P28"><text:s text:c="2"/>public static void main(String[] args) {</text:p>
      <text:p text:style-name="P28"><text:s text:c="4"/>SpringApplication.run(SpringBootJournalApplication.class, args);</text:p>
      <text:p text:style-name="P28"><text:s text:c="2"/>}</text:p>
      <text:p text:style-name="P28"/>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5:17:43.337120449</meta:creation-date>
    <dc:date>2016-09-08T17:11:58.006514538</dc:date>
    <meta:editing-duration>PT7H42M48S</meta:editing-duration>
    <meta:editing-cycles>24</meta:editing-cycles>
    <meta:generator>LibreOffice/5.1.4.2$Linux_X86_64 LibreOffice_project/10m0$Build-2</meta:generator>
    <meta:document-statistic meta:table-count="0" meta:image-count="0" meta:object-count="0" meta:page-count="12" meta:paragraph-count="280" meta:word-count="4509" meta:character-count="31935" meta:non-whitespace-character-count="27346"/>
  </office:meta>
</office:document-meta>
</file>